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57in"/>
    </style:style>
    <style:style style:name="co3" style:family="table-column">
      <style:table-column-properties fo:break-before="auto" style:column-width="2.1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8819in" svg:height="2.7425in" svg:x="8.7476in" svg:y="0.2118in">
            <draw:object draw:notify-on-update-of-ranges="Sheet1.A1:Sheet1.A4 Sheet1.C1:Sheet1.C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0.25" calcext:value-type="float">
            <text:p>0.25</text:p>
          </table:table-cell>
          <table:table-cell table:formula="of:=[.A1]*[.A1]" office:value-type="float" office:value="0.0625" calcext:value-type="float">
            <text:p>0.0625</text:p>
          </table:table-cell>
          <table:table-cell office:value-type="float" office:value="0.295" calcext:value-type="float">
            <text:p>0.295</text:p>
          </table:table-cell>
          <table:table-cell office:value-type="string" calcext:value-type="string">
            <text:p><text:span text:style-name="T1">Regression</text:span>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A2]*[.A2]" office:value-type="float" office:value="0.25" calcext:value-type="float">
            <text:p>0.25</text:p>
          </table:table-cell>
          <table:table-cell office:value-type="float" office:value="0.869" calcext:value-type="float">
            <text:p>0.869</text:p>
          </table:table-cell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[.A3]*[.A3]" office:value-type="float" office:value="0.5625" calcext:value-type="float">
            <text:p>0.5625</text:p>
          </table:table-cell>
          <table:table-cell office:value-type="float" office:value="1.725" calcext:value-type="float">
            <text:p>1.72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]*[.A4]" office:value-type="float" office:value="1" calcext:value-type="float">
            <text:p>1</text:p>
          </table:table-cell>
          <table:table-cell office:value-type="float" office:value="2.873" calcext:value-type="float">
            <text:p>2.873</text:p>
          </table:table-cell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matrix-columns-spanned="2" table:number-matrix-rows-spanned="5" table:formula="of:=LINEST([.$C$1:.$C$4] ; [.$B$1:.$B$4] ; 1 ; 1)" office:value-type="float" office:value="2.73475968992248" calcext:value-type="float">
            <text:p>2.73475968992248</text:p>
          </table:table-cell>
          <table:table-cell office:value-type="float" office:value="0.158581395348837" calcext:value-type="float">
            <text:p>0.15858139534883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0555438771452266" calcext:value-type="float">
            <text:p>0.055543877145227</text:p>
          </table:table-cell>
          <table:table-cell office:value-type="float" office:value="0.0326578691295186" calcext:value-type="float">
            <text:p>0.03265786912951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999175660926528" calcext:value-type="float">
            <text:p>0.999175660926528</text:p>
          </table:table-cell>
          <table:table-cell office:value-type="float" office:value="0.0394285734347666" calcext:value-type="float">
            <text:p>0.03942857343476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424.18609788326" calcext:value-type="float">
            <text:p>2424.1860978832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.7686697751938" calcext:value-type="float">
            <text:p>3.7686697751938</text:p>
          </table:table-cell>
          <table:table-cell office:value-type="float" office:value="0.00310922480620156" calcext:value-type="float">
            <text:p>0.003109224806202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Regression Statistic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^2</text:p>
          </table:table-cell>
          <table:table-cell table:formula="of:=[.$D$7]" office:value-type="float" office:value="0.999175660926528" calcext:value-type="float">
            <text:p>0.99917566092652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andard Error</text:p>
          </table:table-cell>
          <table:table-cell table:formula="of:=[.$E$7]" office:value-type="float" office:value="0.0394285734347666" calcext:value-type="float">
            <text:p>0.03942857343476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Observations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djusted R^2</text:p>
          </table:table-cell>
          <table:table-cell table:formula="of:=1 - (1 - [.$D$7])*([.$E$15] - 1)/([.$E$15] - [.$E$14] - 1)" office:value-type="float" office:value="0.998763491389792" calcext:value-type="float">
            <text:p>0.998763491389792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gression</text:p>
          </table:table-cell>
          <table:table-cell table:formula="of:=[.$E$14]" office:value-type="float" office:value="1" calcext:value-type="float">
            <text:p>1</text:p>
          </table:table-cell>
          <table:table-cell table:formula="of:=[.$D$9]" office:value-type="float" office:value="3.7686697751938" calcext:value-type="float">
            <text:p>3.7686697751938</text:p>
          </table:table-cell>
          <table:table-cell table:formula="of:=[.$D$9] / [.$E$20]" office:value-type="float" office:value="3.7686697751938" calcext:value-type="float">
            <text:p>3.7686697751938</text:p>
          </table:table-cell>
          <table:table-cell table:formula="of:=[.$D$8]" office:value-type="float" office:value="2424.18609788326" calcext:value-type="float">
            <text:p>2424.18609788326</text:p>
          </table:table-cell>
          <table:table-cell table:formula="of:=LEGACY.FDIST([.$D$8] ; [.$E$20] ; [.$E$8])" office:value-type="float" office:value="0.000412254513628058" calcext:value-type="float">
            <text:p>0.00041225451362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sidual</text:p>
          </table:table-cell>
          <table:table-cell table:formula="of:=[.$E$8]" office:value-type="float" office:value="2" calcext:value-type="float">
            <text:p>2</text:p>
          </table:table-cell>
          <table:table-cell table:formula="of:=[.$E$9]" office:value-type="float" office:value="0.00310922480620156" calcext:value-type="float">
            <text:p>0.003109224806202</text:p>
          </table:table-cell>
          <table:table-cell table:formula="of:=[.$E$9] / [.$E$8]" office:value-type="float" office:value="0.00155461240310078" calcext:value-type="float">
            <text:p>0.0015546124031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[.$E$20] + [.$E$8]" office:value-type="float" office:value="3" calcext:value-type="float">
            <text:p>3</text:p>
          </table:table-cell>
          <table:table-cell table:formula="of:=[.$D$9] + [.$E$9]" office:value-type="float" office:value="3.771779" calcext:value-type="float">
            <text:p>3.77177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E$24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E$24] * 100) ; &quot;%&quot;)" office:value-type="string" office:string-value="Upper 95%" calcext:value-type="string">
            <text:p>Upper 95%</text:p>
          </table:table-cell>
        </table:table-row>
        <table:table-row table:style-name="ro1">
          <table:table-cell table:number-columns-repeated="3"/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D$5:.$E$5]; 1 ; 29 - ROW())" office:value-type="float" office:value="0.158581395348837" calcext:value-type="float">
            <text:p>0.158581395348837</text:p>
          </table:table-cell>
          <table:table-cell table:number-matrix-columns-spanned="1" table:number-matrix-rows-spanned="2" table:formula="of:=INDEX([.$D$6:.$E$6]; 1 ; 29 - ROW())" office:value-type="float" office:value="0.0326578691295186" calcext:value-type="float">
            <text:p>0.032657869129519</text:p>
          </table:table-cell>
          <table:table-cell table:number-matrix-columns-spanned="1" table:number-matrix-rows-spanned="2" table:formula="of:=[.$E$27:.$E$28] / [.$F$27:.$F$28]" office:value-type="float" office:value="4.85584024848392" calcext:value-type="float">
            <text:p>4.85584024848392</text:p>
          </table:table-cell>
          <table:table-cell table:number-matrix-columns-spanned="1" table:number-matrix-rows-spanned="2" table:formula="of:=LEGACY.TDIST(ABS([.$G$27:.$G$28]) ; [.$E$8] ; 2 )" office:value-type="float" office:value="0.0398898893881623" calcext:value-type="float">
            <text:p>0.039889889388162</text:p>
          </table:table-cell>
          <table:table-cell table:number-matrix-columns-spanned="1" table:number-matrix-rows-spanned="2" table:formula="of:=[.$E$27:.$E$28] - [.$F$27:.$F$28] * TINV(1 - [.$E$24] ; [.$E$8])" office:value-type="float" office:value="0.0180659255909132" calcext:value-type="float">
            <text:p>0.018065925590913</text:p>
          </table:table-cell>
          <table:table-cell table:number-matrix-columns-spanned="1" table:number-matrix-rows-spanned="2" table:formula="of:=[.$E$27:.$E$28] + [.$F$27:.$F$28] * TINV(1 - [.$E$24] ; [.$E$8])" office:value-type="float" office:value="0.299096865106761" calcext:value-type="float">
            <text:p>0.299096865106761</text:p>
          </table:table-cell>
        </table:table-row>
        <table:table-row table:style-name="ro1">
          <table:table-cell table:number-columns-repeated="3"/>
          <table:table-cell table:formula="of:=&quot;X1&quot;" office:value-type="string" office:string-value="X1" calcext:value-type="string">
            <text:p>X1</text:p>
          </table:table-cell>
          <table:table-cell office:value-type="float" office:value="2.73475968992248" calcext:value-type="float">
            <text:p>2.73475968992248</text:p>
          </table:table-cell>
          <table:table-cell office:value-type="float" office:value="0.0555438771452266" calcext:value-type="float">
            <text:p>0.055543877145227</text:p>
          </table:table-cell>
          <table:table-cell office:value-type="float" office:value="49.2360243915292" calcext:value-type="float">
            <text:p>49.2360243915292</text:p>
          </table:table-cell>
          <table:table-cell office:value-type="float" office:value="0.000412254513628058" calcext:value-type="float">
            <text:p>0.000412254513628</text:p>
          </table:table-cell>
          <table:table-cell office:value-type="float" office:value="2.4957736753027" calcext:value-type="float">
            <text:p>2.4957736753027</text:p>
          </table:table-cell>
          <table:table-cell office:value-type="float" office:value="2.97374570454226" calcext:value-type="float">
            <text:p>2.9737457045422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formula="of:=&quot;X1&quot;" office:value-type="string" office:string-value="X1" calcext:value-type="string">
            <text:p>X1</text:p>
          </table:table-cell>
          <table:table-cell office:value-type="string" calcext:value-type="string">
            <text:p>Predicted Y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matrix-columns-spanned="1" table:number-matrix-rows-spanned="4" table:formula="of:=[.$B$1:.$B$4]" office:value-type="float" office:value="0.0625" calcext:value-type="float">
            <text:p>0.0625</text:p>
          </table:table-cell>
          <table:table-cell table:number-matrix-columns-spanned="1" table:number-matrix-rows-spanned="4" table:formula="of:=MMULT([.$D$31:.$D$34] ; [.$E$28]) + [.$E$27]" office:value-type="float" office:value="0.329503875968992" calcext:value-type="float">
            <text:p>0.329503875968992</text:p>
          </table:table-cell>
          <table:table-cell table:number-matrix-columns-spanned="1" table:number-matrix-rows-spanned="4" table:formula="of:=[.$C$1:.$C$4]" office:value-type="float" office:value="0.295" calcext:value-type="float">
            <text:p>0.295</text:p>
          </table:table-cell>
          <table:table-cell table:number-matrix-columns-spanned="1" table:number-matrix-rows-spanned="4" table:formula="of:=[.$F$31:.$F$34] - [.$E$31:.$E$34]" office:value-type="float" office:value="-0.0345038759689923" calcext:value-type="float">
            <text:p>-0.0345038759689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25" calcext:value-type="float">
            <text:p>0.25</text:p>
          </table:table-cell>
          <table:table-cell office:value-type="float" office:value="0.842271317829458" calcext:value-type="float">
            <text:p>0.842271317829458</text:p>
          </table:table-cell>
          <table:table-cell office:value-type="float" office:value="0.869" calcext:value-type="float">
            <text:p>0.869</text:p>
          </table:table-cell>
          <table:table-cell office:value-type="float" office:value="0.0267286821705425" calcext:value-type="float">
            <text:p>0.0267286821705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625" calcext:value-type="float">
            <text:p>0.5625</text:p>
          </table:table-cell>
          <table:table-cell office:value-type="float" office:value="1.69688372093023" calcext:value-type="float">
            <text:p>1.69688372093023</text:p>
          </table:table-cell>
          <table:table-cell office:value-type="float" office:value="1.725" calcext:value-type="float">
            <text:p>1.725</text:p>
          </table:table-cell>
          <table:table-cell office:value-type="float" office:value="0.0281162790697673" calcext:value-type="float">
            <text:p>0.0281162790697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89334108527132" calcext:value-type="float">
            <text:p>2.89334108527132</text:p>
          </table:table-cell>
          <table:table-cell office:value-type="float" office:value="2.873" calcext:value-type="float">
            <text:p>2.873</text:p>
          </table:table-cell>
          <table:table-cell office:value-type="float" office:value="-0.0203410852713182" calcext:value-type="float">
            <text:p>-0.02034108527131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9T00:23:23.399944325</meta:creation-date>
    <dc:date>2022-03-09T00:41:32.729239568</dc:date>
    <meta:editing-duration>PT7M59S</meta:editing-duration>
    <meta:editing-cycles>1</meta:editing-cycles>
    <meta:document-statistic meta:table-count="1" meta:cell-count="98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401cm" svg:height="6.967cm" xlink:href=".." xlink:type="simple" chart:class="chart:scatter" chart:style-name="ch1">
        <chart:legend chart:legend-position="end" svg:x="10.08cm" svg:y="3.181cm" style:legend-expansion="high" chart:style-name="ch2"/>
        <chart:plot-area chart:style-name="ch3" table:cell-range-address="Sheet1.A1:Sheet1.A4 Sheet1.C1:Sheet1.C4" svg:x="0.248cm" svg:y="0.139cm" svg:width="9.584cm" svg:height="6.689cm">
          <chartooo:coordinate-region svg:x="0.986cm" svg:y="0.342cm" svg:width="8.601cm" svg:height="5.8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4" chart:class="chart:scatter">
            <chart:domain table:cell-range-address="Sheet1.A1:Sheet1.A4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Sheet1.A1:Sheet1.A4</svg:desc>
                </draw:g>
              </table:table-cell>
              <table:table-cell office:value-type="float" office:value="0.295">
                <text:p>0.295</text:p>
                <draw:g>
                  <svg:desc>Sheet1.C1:Sheet1.C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869">
                <text:p>0.8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1.725">
                <text:p>1.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.873">
                <text:p>2.8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